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d1f63" draw:fill="none" draw:textarea-vertical-align="middle"/>
    </style:style>
    <style:style style:name="gr2" style:family="graphic" style:parent-style-name="objectwithoutfill">
      <style:graphic-properties svg:stroke-width="0.028cm" svg:stroke-color="#ba131a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72bf4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28cm" svg:stroke-color="#b400b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7200e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color="#0d1f63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19cm"/>
    </style:style>
    <style:style style:name="gr12" style:family="graphic" style:parent-style-name="standard">
      <style:graphic-properties draw:stroke="none" svg:stroke-color="#000000" draw:fill="none" draw:fill-color="#ffffff" fo:min-height="0.637cm"/>
    </style:style>
    <style:style style:name="gr13" style:family="graphic" style:parent-style-name="standard">
      <style:graphic-properties draw:stroke="none" svg:stroke-color="#000000" draw:fill="none" draw:fill-color="#ffffff" fo:min-height="0.955cm"/>
    </style:style>
    <style:style style:name="gr14" style:family="graphic" style:parent-style-name="standard">
      <style:graphic-properties draw:stroke="none" svg:stroke-color="#000000" draw:fill="none" draw:fill-color="#ffffff" fo:min-height="0.386cm"/>
    </style:style>
    <style:style style:name="gr15" style:family="graphic" style:parent-style-name="standard">
      <style:graphic-properties draw:stroke="none" svg:stroke-color="#000000" draw:fill="none" draw:fill-color="#ffffff" fo:min-height="0.771cm"/>
    </style:style>
    <style:style style:name="gr16" style:family="graphic" style:parent-style-name="objectwithoutfill">
      <style:graphic-properties svg:stroke-color="#b400b4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7200e4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04cm"/>
    </style:style>
    <style:style style:name="gr19" style:family="graphic" style:parent-style-name="standard">
      <style:graphic-properties draw:stroke="none" svg:stroke-color="#000000" draw:fill="none" draw:fill-color="#ffffff" fo:min-height="1.022cm"/>
    </style:style>
    <style:style style:name="gr2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15.343cm" fo:min-width="18.141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fo:min-height="0.534cm"/>
    </style:style>
    <style:style style:name="gr24" style:family="graphic" style:parent-style-name="standard">
      <style:graphic-properties svg:stroke-width="0.028cm" svg:stroke-color="#191919" draw:marker-start="Arrow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fo:min-height="6.24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opacity="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text-position="-33% 58%" fo:font-size="8pt" fo:font-weight="bold" style:font-size-asian="8pt" style:font-weight-asian="bold" style:font-size-complex="8pt" style:font-weight-complex="bold"/>
    </style:style>
    <style:style style:name="T5" style:family="text">
      <style:text-properties style:text-position="0% 100%" style:font-name="Liberation Sans1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T6" style:family="text">
      <style:text-properties style:text-position="-33% 58%" style:font-name="Liberation Sans1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-33% 58%" fo:font-size="8pt" style:font-size-asian="8pt" style:font-size-complex="8pt"/>
    </style:style>
    <style:style style:name="T9" style:family="text">
      <style:text-properties style:text-position="0% 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94cm" svg:y1="8.874cm" svg:x2="16.494cm" svg:y2="8.874cm">
          <text:p/>
        </draw:line>
        <draw:line draw:style-name="gr1" draw:text-style-name="P1" draw:layer="layout" svg:x1="3.794cm" svg:y1="8.874cm" svg:x2="3.794cm" svg:y2="9.509cm">
          <text:p/>
        </draw:line>
        <draw:line draw:style-name="gr1" draw:text-style-name="P1" draw:layer="layout" svg:x1="16.494cm" svg:y1="8.874cm" svg:x2="16.494cm" svg:y2="9.509cm">
          <text:p/>
        </draw:line>
        <draw:line draw:style-name="gr2" draw:text-style-name="P1" draw:layer="layout" svg:x1="3.921cm" svg:y1="9.509cm" svg:x2="3.921cm" svg:y2="9.001cm">
          <text:p/>
        </draw:line>
        <draw:line draw:style-name="gr3" draw:text-style-name="P1" draw:layer="layout" svg:x1="16.367cm" svg:y1="9.509cm" svg:x2="16.367cm" svg:y2="9.001cm">
          <text:p/>
        </draw:line>
        <draw:line draw:style-name="gr3" draw:text-style-name="P1" draw:layer="layout" svg:x1="10.144cm" svg:y1="9.509cm" svg:x2="10.144cm" svg:y2="9.001cm">
          <text:p/>
        </draw:line>
        <draw:line draw:style-name="gr2" draw:text-style-name="P1" draw:layer="layout" svg:x1="10.017cm" svg:y1="9.509cm" svg:x2="10.017cm" svg:y2="9.001cm">
          <text:p/>
        </draw:line>
        <draw:line draw:style-name="gr2" draw:text-style-name="P1" draw:layer="layout" svg:x1="3.921cm" svg:y1="9.001cm" svg:x2="10.017cm" svg:y2="9.001cm">
          <text:p/>
        </draw:line>
        <draw:line draw:style-name="gr3" draw:text-style-name="P1" draw:layer="layout" svg:x1="10.144cm" svg:y1="9.001cm" svg:x2="16.367cm" svg:y2="9.001cm">
          <text:p/>
        </draw:line>
        <draw:line draw:style-name="gr4" draw:text-style-name="P1" draw:layer="layout" svg:x1="4.048cm" svg:y1="9.509cm" svg:x2="4.048cm" svg:y2="9.128cm">
          <text:p/>
        </draw:line>
        <draw:line draw:style-name="gr4" draw:text-style-name="P1" draw:layer="layout" svg:x1="4.81cm" svg:y1="9.509cm" svg:x2="4.81cm" svg:y2="9.128cm">
          <text:p/>
        </draw:line>
        <draw:line draw:style-name="gr4" draw:text-style-name="P1" draw:layer="layout" svg:x1="4.048cm" svg:y1="9.128cm" svg:x2="4.81cm" svg:y2="9.128cm">
          <text:p/>
        </draw:line>
        <draw:line draw:style-name="gr4" draw:text-style-name="P1" draw:layer="layout" svg:x1="4.937cm" svg:y1="9.509cm" svg:x2="4.937cm" svg:y2="9.128cm">
          <text:p/>
        </draw:line>
        <draw:line draw:style-name="gr4" draw:text-style-name="P1" draw:layer="layout" svg:x1="5.699cm" svg:y1="9.509cm" svg:x2="5.699cm" svg:y2="9.128cm">
          <text:p/>
        </draw:line>
        <draw:line draw:style-name="gr4" draw:text-style-name="P1" draw:layer="layout" svg:x1="4.937cm" svg:y1="9.128cm" svg:x2="5.699cm" svg:y2="9.128cm">
          <text:p/>
        </draw:line>
        <draw:line draw:style-name="gr4" draw:text-style-name="P1" draw:layer="layout" svg:x1="9.128cm" svg:y1="9.509cm" svg:x2="9.128cm" svg:y2="9.128cm">
          <text:p/>
        </draw:line>
        <draw:line draw:style-name="gr4" draw:text-style-name="P1" draw:layer="layout" svg:x1="9.89cm" svg:y1="9.509cm" svg:x2="9.89cm" svg:y2="9.128cm">
          <text:p/>
        </draw:line>
        <draw:line draw:style-name="gr4" draw:text-style-name="P1" draw:layer="layout" svg:x1="9.128cm" svg:y1="9.128cm" svg:x2="9.89cm" svg:y2="9.128cm">
          <text:p/>
        </draw:line>
        <draw:line draw:style-name="gr4" draw:text-style-name="P1" draw:layer="layout" svg:x1="8.239cm" svg:y1="9.509cm" svg:x2="8.239cm" svg:y2="9.128cm">
          <text:p/>
        </draw:line>
        <draw:line draw:style-name="gr4" draw:text-style-name="P1" draw:layer="layout" svg:x1="9.001cm" svg:y1="9.509cm" svg:x2="9.001cm" svg:y2="9.128cm">
          <text:p/>
        </draw:line>
        <draw:line draw:style-name="gr4" draw:text-style-name="P1" draw:layer="layout" svg:x1="8.239cm" svg:y1="9.128cm" svg:x2="9.001cm" svg:y2="9.128cm">
          <text:p/>
        </draw:line>
        <draw:line draw:style-name="gr4" draw:text-style-name="P1" draw:layer="layout" svg:x1="5.826cm" svg:y1="9.509cm" svg:x2="5.826cm" svg:y2="9.128cm">
          <text:p/>
        </draw:line>
        <draw:line draw:style-name="gr4" draw:text-style-name="P1" draw:layer="layout" svg:x1="6.588cm" svg:y1="9.509cm" svg:x2="6.588cm" svg:y2="9.128cm">
          <text:p/>
        </draw:line>
        <draw:line draw:style-name="gr4" draw:text-style-name="P1" draw:layer="layout" svg:x1="5.826cm" svg:y1="9.128cm" svg:x2="6.588cm" svg:y2="9.128cm">
          <text:p/>
        </draw:line>
        <draw:line draw:style-name="gr4" draw:text-style-name="P1" draw:layer="layout" svg:x1="7.35cm" svg:y1="9.509cm" svg:x2="7.35cm" svg:y2="9.128cm">
          <text:p/>
        </draw:line>
        <draw:line draw:style-name="gr4" draw:text-style-name="P1" draw:layer="layout" svg:x1="8.112cm" svg:y1="9.509cm" svg:x2="8.112cm" svg:y2="9.128cm">
          <text:p/>
        </draw:line>
        <draw:line draw:style-name="gr4" draw:text-style-name="P1" draw:layer="layout" svg:x1="7.35cm" svg:y1="9.128cm" svg:x2="8.112cm" svg:y2="9.128cm">
          <text:p/>
        </draw:line>
        <draw:custom-shape draw:style-name="gr5" draw:text-style-name="P2" draw:layer="layout" svg:width="0.127cm" svg:height="0.127cm" svg:x="6.769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913cm" svg:y="9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7.06cm" svg:y="9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271cm" svg:y1="9.509cm" svg:x2="10.271cm" svg:y2="9.128cm">
          <text:p/>
        </draw:line>
        <draw:line draw:style-name="gr6" draw:text-style-name="P1" draw:layer="layout" svg:x1="12.684cm" svg:y1="9.509cm" svg:x2="12.684cm" svg:y2="9.128cm">
          <text:p/>
        </draw:line>
        <draw:line draw:style-name="gr6" draw:text-style-name="P1" draw:layer="layout" svg:x1="10.271cm" svg:y1="9.128cm" svg:x2="12.684cm" svg:y2="9.128cm">
          <text:p/>
        </draw:line>
        <draw:line draw:style-name="gr7" draw:text-style-name="P1" draw:layer="layout" svg:x1="13.827cm" svg:y1="9.509cm" svg:x2="13.827cm" svg:y2="9.128cm">
          <text:p/>
        </draw:line>
        <draw:line draw:style-name="gr7" draw:text-style-name="P1" draw:layer="layout" svg:x1="16.24cm" svg:y1="9.509cm" svg:x2="16.24cm" svg:y2="9.128cm">
          <text:p/>
        </draw:line>
        <draw:line draw:style-name="gr7" draw:text-style-name="P1" draw:layer="layout" svg:x1="13.827cm" svg:y1="9.128cm" svg:x2="16.24cm" svg:y2="9.128cm">
          <text:p/>
        </draw:line>
        <draw:line draw:style-name="gr4" draw:text-style-name="P1" draw:layer="layout" svg:x1="10.398cm" svg:y1="9.509cm" svg:x2="10.398cm" svg:y2="9.255cm">
          <text:p/>
        </draw:line>
        <draw:line draw:style-name="gr4" draw:text-style-name="P1" draw:layer="layout" svg:x1="10.906cm" svg:y1="9.509cm" svg:x2="10.906cm" svg:y2="9.255cm">
          <text:p/>
        </draw:line>
        <draw:line draw:style-name="gr4" draw:text-style-name="P1" draw:layer="layout" svg:x1="10.398cm" svg:y1="9.255cm" svg:x2="10.906cm" svg:y2="9.255cm">
          <text:p/>
        </draw:line>
        <draw:line draw:style-name="gr4" draw:text-style-name="P1" draw:layer="layout" svg:x1="11.033cm" svg:y1="9.509cm" svg:x2="11.033cm" svg:y2="9.255cm">
          <text:p/>
        </draw:line>
        <draw:line draw:style-name="gr4" draw:text-style-name="P1" draw:layer="layout" svg:x1="11.541cm" svg:y1="9.509cm" svg:x2="11.541cm" svg:y2="9.255cm">
          <text:p/>
        </draw:line>
        <draw:line draw:style-name="gr4" draw:text-style-name="P1" draw:layer="layout" svg:x1="11.033cm" svg:y1="9.255cm" svg:x2="11.541cm" svg:y2="9.255cm">
          <text:p/>
        </draw:line>
        <draw:line draw:style-name="gr4" draw:text-style-name="P1" draw:layer="layout" svg:x1="12.049cm" svg:y1="9.509cm" svg:x2="12.049cm" svg:y2="9.255cm">
          <text:p/>
        </draw:line>
        <draw:line draw:style-name="gr4" draw:text-style-name="P1" draw:layer="layout" svg:x1="12.557cm" svg:y1="9.509cm" svg:x2="12.557cm" svg:y2="9.255cm">
          <text:p/>
        </draw:line>
        <draw:line draw:style-name="gr4" draw:text-style-name="P1" draw:layer="layout" svg:x1="12.049cm" svg:y1="9.255cm" svg:x2="12.557cm" svg:y2="9.255cm">
          <text:p/>
        </draw:line>
        <draw:custom-shape draw:style-name="gr5" draw:text-style-name="P2" draw:layer="layout" svg:width="0.127cm" svg:height="0.127cm" svg:x="11.584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728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875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058cm" svg:y="9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202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34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954cm" svg:y1="9.509cm" svg:x2="13.954cm" svg:y2="9.255cm">
          <text:p/>
        </draw:line>
        <draw:line draw:style-name="gr4" draw:text-style-name="P1" draw:layer="layout" svg:x1="14.462cm" svg:y1="9.509cm" svg:x2="14.462cm" svg:y2="9.255cm">
          <text:p/>
        </draw:line>
        <draw:line draw:style-name="gr4" draw:text-style-name="P1" draw:layer="layout" svg:x1="13.954cm" svg:y1="9.255cm" svg:x2="14.462cm" svg:y2="9.255cm">
          <text:p/>
        </draw:line>
        <draw:line draw:style-name="gr4" draw:text-style-name="P1" draw:layer="layout" svg:x1="14.589cm" svg:y1="9.509cm" svg:x2="14.589cm" svg:y2="9.255cm">
          <text:p/>
        </draw:line>
        <draw:line draw:style-name="gr4" draw:text-style-name="P1" draw:layer="layout" svg:x1="15.097cm" svg:y1="9.509cm" svg:x2="15.097cm" svg:y2="9.255cm">
          <text:p/>
        </draw:line>
        <draw:line draw:style-name="gr4" draw:text-style-name="P1" draw:layer="layout" svg:x1="14.589cm" svg:y1="9.255cm" svg:x2="15.097cm" svg:y2="9.255cm">
          <text:p/>
        </draw:line>
        <draw:line draw:style-name="gr4" draw:text-style-name="P1" draw:layer="layout" svg:x1="15.605cm" svg:y1="9.509cm" svg:x2="15.605cm" svg:y2="9.255cm">
          <text:p/>
        </draw:line>
        <draw:line draw:style-name="gr4" draw:text-style-name="P1" draw:layer="layout" svg:x1="16.113cm" svg:y1="9.509cm" svg:x2="16.113cm" svg:y2="9.255cm">
          <text:p/>
        </draw:line>
        <draw:line draw:style-name="gr4" draw:text-style-name="P1" draw:layer="layout" svg:x1="15.605cm" svg:y1="9.255cm" svg:x2="16.113cm" svg:y2="9.255cm">
          <text:p/>
        </draw:line>
        <draw:custom-shape draw:style-name="gr5" draw:text-style-name="P2" draw:layer="layout" svg:width="0.127cm" svg:height="0.127cm" svg:x="15.14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284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431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461cm" svg:y1="6.334cm" svg:x2="4.302cm" svg:y2="8.874cm">
          <text:p/>
        </draw:line>
        <draw:line draw:style-name="gr9" draw:text-style-name="P1" draw:layer="layout" svg:x1="6.842cm" svg:y1="7.223cm" svg:x2="5.318cm" svg:y2="9.001cm">
          <text:p/>
        </draw:line>
        <draw:line draw:style-name="gr10" draw:text-style-name="P1" draw:layer="layout" svg:x1="11.922cm" svg:y1="7.223cm" svg:x2="10.398cm" svg:y2="9.001cm">
          <text:p/>
        </draw:line>
        <draw:frame draw:style-name="gr11" draw:text-style-name="P3" draw:layer="layout" svg:width="4.826cm" svg:height="0.569cm" svg:x="6.207cm" svg:y="6.08cm">
          <draw:text-box>
            <text:p><text:span text:style-name="T1">Ensemble des </text:span><text:span text:style-name="T1">variables </text:span><text:span text:style-name="T1">d’entrée</text:span></text:p>
          </draw:text-box>
        </draw:frame>
        <draw:frame draw:style-name="gr12" draw:text-style-name="P3" draw:layer="layout" svg:width="4.826cm" svg:height="0.887cm" svg:x="6.588cm" svg:y="6.969cm">
          <draw:text-box>
            <text:p><text:span text:style-name="T1">Ensemble de </text:span><text:span text:style-name="T1">variables </text:span><text:span text:style-name="T1">aléatoires</text:span></text:p>
            <text:p><text:span text:style-name="T2">(n</text:span><text:span text:style-name="T3"> V.A.</text:span><text:span text:style-name="T2">)</text:span></text:p>
          </draw:text-box>
        </draw:frame>
        <draw:frame draw:style-name="gr13" draw:text-style-name="P3" draw:layer="layout" svg:width="4.826cm" svg:height="1.205cm" svg:x="11.668cm" svg:y="6.653cm">
          <draw:text-box>
            <text:p><text:span text:style-name="T1">Ensemble de </text:span><text:span text:style-name="T1">champs </text:span><text:span text:style-name="T1">stochastiques </text:span><text:span text:style-name="T1">décomposés </text:span><text:span text:style-name="T1">en variables </text:span><text:span text:style-name="T1">aléatoires</text:span></text:p>
          </draw:text-box>
        </draw:frame>
        <draw:frame draw:style-name="gr14" draw:text-style-name="P4" draw:layer="layout" svg:width="0.889cm" svg:height="0.636cm" svg:x="4.048cm" svg:y="9.255cm">
          <draw:text-box>
            <text:p><text:span text:style-name="T2">X</text:span><text:span text:style-name="T4">1</text:span></text:p>
          </draw:text-box>
        </draw:frame>
        <draw:frame draw:style-name="gr14" draw:text-style-name="P4" draw:layer="layout" svg:width="0.889cm" svg:height="0.636cm" svg:x="4.937cm" svg:y="9.255cm">
          <draw:text-box>
            <text:p><text:span text:style-name="T2">X</text:span><text:span text:style-name="T4">2</text:span></text:p>
          </draw:text-box>
        </draw:frame>
        <draw:frame draw:style-name="gr14" draw:text-style-name="P4" draw:layer="layout" svg:width="0.889cm" svg:height="0.636cm" svg:x="5.826cm" svg:y="9.255cm">
          <draw:text-box>
            <text:p><text:span text:style-name="T2">X</text:span><text:span text:style-name="T4">3</text:span></text:p>
          </draw:text-box>
        </draw:frame>
        <draw:frame draw:style-name="gr15" draw:text-style-name="P4" draw:layer="layout" svg:width="1.016cm" svg:height="1.021cm" svg:x="7.35cm" svg:y="9.254cm">
          <draw:text-box>
            <text:p><text:span text:style-name="T2">X</text:span><text:span text:style-name="T4">n-2</text:span></text:p>
          </draw:text-box>
        </draw:frame>
        <draw:frame draw:style-name="gr14" draw:text-style-name="P4" draw:layer="layout" svg:width="1.143cm" svg:height="0.636cm" svg:x="8.239cm" svg:y="9.254cm">
          <draw:text-box>
            <text:p><text:span text:style-name="T2">X</text:span><text:span text:style-name="T4">n-1</text:span></text:p>
          </draw:text-box>
        </draw:frame>
        <draw:frame draw:style-name="gr14" draw:text-style-name="P4" draw:layer="layout" svg:width="0.889cm" svg:height="0.636cm" svg:x="9.128cm" svg:y="9.254cm">
          <draw:text-box>
            <text:p><text:span text:style-name="T2">X</text:span><text:span text:style-name="T4">n</text:span></text:p>
          </draw:text-box>
        </draw:frame>
        <draw:frame draw:style-name="gr14" draw:text-style-name="P4" draw:layer="layout" svg:width="0.889cm" svg:height="0.636cm" svg:x="10.271cm" svg:y="9.255cm">
          <draw:text-box>
            <text:p><text:span text:style-name="T5">ξ</text:span><text:span text:style-name="T4">11</text:span></text:p>
          </draw:text-box>
        </draw:frame>
        <draw:frame draw:style-name="gr14" draw:text-style-name="P4" draw:layer="layout" svg:width="0.889cm" svg:height="0.636cm" svg:x="10.906cm" svg:y="9.255cm">
          <draw:text-box>
            <text:p><text:span text:style-name="T5">ξ</text:span><text:span text:style-name="T4">12</text:span></text:p>
          </draw:text-box>
        </draw:frame>
        <draw:frame draw:style-name="gr15" draw:text-style-name="P4" draw:layer="layout" svg:width="1.016cm" svg:height="1.021cm" svg:x="11.922cm" svg:y="9.254cm">
          <draw:text-box>
            <text:p><text:span text:style-name="T5">ξ</text:span><text:span text:style-name="T4">1M1</text:span></text:p>
          </draw:text-box>
        </draw:frame>
        <draw:frame draw:style-name="gr14" draw:text-style-name="P4" draw:layer="layout" svg:width="0.889cm" svg:height="0.636cm" svg:x="13.827cm" svg:y="9.251cm">
          <draw:text-box>
            <text:p><text:span text:style-name="T5">ξ</text:span><text:span text:style-name="T6">m</text:span><text:span text:style-name="T4">1</text:span></text:p>
          </draw:text-box>
        </draw:frame>
        <draw:frame draw:style-name="gr14" draw:text-style-name="P4" draw:layer="layout" svg:width="0.889cm" svg:height="0.636cm" svg:x="14.462cm" svg:y="9.255cm">
          <draw:text-box>
            <text:p><text:span text:style-name="T5">ξ</text:span><text:span text:style-name="T6">m2</text:span></text:p>
          </draw:text-box>
        </draw:frame>
        <draw:frame draw:style-name="gr15" draw:text-style-name="P4" draw:layer="layout" svg:width="1.27cm" svg:height="1.021cm" svg:x="15.478cm" svg:y="9.255cm">
          <draw:text-box>
            <text:p><text:span text:style-name="T5">ξ</text:span><text:span text:style-name="T6">mMm</text:span></text:p>
          </draw:text-box>
        </draw:frame>
        <draw:line draw:style-name="gr16" draw:text-style-name="P1" draw:layer="layout" svg:x1="12.049cm" svg:y1="7.985cm" svg:x2="11.033cm" svg:y2="9.128cm">
          <text:p/>
        </draw:line>
        <draw:line draw:style-name="gr17" draw:text-style-name="P1" draw:layer="layout" svg:x1="16.24cm" svg:y1="7.985cm" svg:x2="15.224cm" svg:y2="9.128cm">
          <text:p/>
        </draw:line>
        <draw:frame draw:style-name="gr18" draw:text-style-name="P3" draw:layer="layout" svg:width="3.556cm" svg:height="0.954cm" svg:x="11.922cm" svg:y="7.733cm">
          <draw:text-box>
            <text:p><text:span text:style-name="T1">Champ </text:span><text:span text:style-name="T1">stochastique </text:span><text:span text:style-name="T2">Y</text:span><text:span text:style-name="T4">1</text:span><text:span text:style-name="T1"> </text:span></text:p>
            <text:p><text:span text:style-name="T1">décomposé en </text:span><text:span text:style-name="T2">M1</text:span><text:span text:style-name="T1"> V.A.</text:span></text:p>
          </draw:text-box>
        </draw:frame>
        <draw:frame draw:style-name="gr19" draw:text-style-name="P3" draw:layer="layout" svg:width="3.683cm" svg:height="1.272cm" svg:x="16.113cm" svg:y="7.731cm">
          <draw:text-box>
            <text:p><text:span text:style-name="T1">Champ </text:span><text:span text:style-name="T1">stochastique </text:span><text:span text:style-name="T2">Y</text:span><text:span text:style-name="T4">m</text:span><text:span text:style-name="T1"> </text:span></text:p>
            <text:p><text:span text:style-name="T1">décomposé en </text:span><text:span text:style-name="T2">Mm</text:span><text:span text:style-name="T1"> V.A.</text:span></text:p>
          </draw:text-box>
        </draw:frame>
        <draw:line draw:style-name="gr4" draw:text-style-name="P1" draw:layer="layout" svg:x1="3.54cm" svg:y1="9.636cm" svg:x2="2.651cm" svg:y2="9.636cm">
          <text:p/>
        </draw:line>
        <draw:line draw:style-name="gr4" draw:text-style-name="P1" draw:layer="layout" svg:x1="2.651cm" svg:y1="9.636cm" svg:x2="2.651cm" svg:y2="13.192cm">
          <text:p/>
        </draw:line>
        <draw:line draw:style-name="gr4" draw:text-style-name="P1" draw:layer="layout" svg:x1="3.54cm" svg:y1="21.066cm" svg:x2="2.651cm" svg:y2="21.066cm">
          <text:p/>
        </draw:line>
        <draw:line draw:style-name="gr4" draw:text-style-name="P1" draw:layer="layout" svg:x1="2.651cm" svg:y1="21.066cm" svg:x2="2.651cm" svg:y2="17.51cm">
          <text:p/>
        </draw:line>
        <draw:custom-shape draw:style-name="gr5" draw:text-style-name="P2" draw:layer="layout" svg:width="0.127cm" svg:height="0.127cm" draw:transform="rotate (1.54095119658579) translate (2.528cm 16.235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2.523cm 16.506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2.528cm 16.743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4cm" svg:y1="9.763cm" svg:x2="2.778cm" svg:y2="9.763cm">
          <text:p/>
        </draw:line>
        <draw:line draw:style-name="gr4" draw:text-style-name="P1" draw:layer="layout" svg:x1="2.778cm" svg:y1="9.763cm" svg:x2="2.778cm" svg:y2="12.557cm">
          <text:p/>
        </draw:line>
        <draw:line draw:style-name="gr4" draw:text-style-name="P1" draw:layer="layout" svg:x1="2.778cm" svg:y1="12.557cm" svg:x2="3.54cm" svg:y2="12.557cm">
          <text:p/>
        </draw:line>
        <draw:line draw:style-name="gr4" draw:text-style-name="P1" draw:layer="layout" svg:x1="3.54cm" svg:y1="12.684cm" svg:x2="2.778cm" svg:y2="12.684cm">
          <text:p/>
        </draw:line>
        <draw:line draw:style-name="gr4" draw:text-style-name="P1" draw:layer="layout" svg:x1="2.778cm" svg:y1="12.684cm" svg:x2="2.778cm" svg:y2="15.478cm">
          <text:p/>
        </draw:line>
        <draw:line draw:style-name="gr4" draw:text-style-name="P1" draw:layer="layout" svg:x1="2.778cm" svg:y1="15.478cm" svg:x2="3.54cm" svg:y2="15.478cm">
          <text:p/>
        </draw:line>
        <draw:line draw:style-name="gr20" draw:text-style-name="P5" draw:layer="layout" svg:x1="2.397cm" svg:y1="9.763cm" svg:x2="2.397cm" svg:y2="12.557cm">
          <text:p/>
        </draw:line>
        <draw:frame draw:style-name="gr18" draw:text-style-name="P4" draw:layer="layout" svg:width="2.411cm" svg:height="0.954cm" draw:transform="rotate (1.58057017060606) translate (1.659cm 12.561cm)">
          <draw:text-box>
            <text:p><text:span text:style-name="T2">N</text:span><text:span text:style-name="T4">samp</text:span><text:span text:style-name="T2"> Samples</text:span></text:p>
          </draw:text-box>
        </draw:frame>
        <draw:line draw:style-name="gr21" draw:text-style-name="P1" draw:layer="layout" svg:x1="2.016cm" svg:y1="9.255cm" svg:x2="2.778cm" svg:y2="11.16cm">
          <text:p/>
        </draw:line>
        <draw:line draw:style-name="gr21" draw:text-style-name="P1" draw:layer="layout" svg:x1="2.016cm" svg:y1="13.192cm" svg:x2="2.778cm" svg:y2="15.097cm">
          <text:p/>
        </draw:line>
        <draw:frame draw:style-name="gr11" draw:text-style-name="P6" draw:layer="layout" svg:width="1.905cm" svg:height="0.569cm" svg:x="1.127cm" svg:y="8.747cm">
          <draw:text-box>
            <text:p><text:span text:style-name="T2">Sample A</text:span></text:p>
          </draw:text-box>
        </draw:frame>
        <draw:frame draw:style-name="gr11" draw:text-style-name="P6" draw:layer="layout" svg:width="1.905cm" svg:height="0.569cm" svg:x="1.127cm" svg:y="12.684cm">
          <draw:text-box>
            <text:p><text:span text:style-name="T2">Sample B</text:span></text:p>
          </draw:text-box>
        </draw:frame>
        <draw:custom-shape draw:style-name="gr22" draw:text-style-name="P7" draw:layer="layout" svg:width="18.669cm" svg:height="15.621cm" svg:x="1cm" svg:y="5.826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14.351cm" svg:height="0.784cm" svg:x="3.286cm" svg:y="5.064cm">
          <draw:text-box>
            <text:p><text:span text:style-name="T7">Dans le </text:span><text:span text:style-name="T7">cas de </text:span><text:span text:style-name="T7">samples </text:span><text:span text:style-name="T7">pour </text:span><text:span text:style-name="T7">récupere</text:span><text:span text:style-name="T7">r les </text:span><text:span text:style-name="T7">indices </text:span><text:span text:style-name="T7">du </text:span><text:span text:style-name="T7">premier </text:span><text:span text:style-name="T7">ordre</text:span></text:p>
          </draw:text-box>
        </draw:frame>
        <draw:line draw:style-name="gr24" draw:text-style-name="P5" draw:layer="layout" svg:x1="16.494cm" svg:y1="9.636cm" svg:x2="16.494cm" svg:y2="21.193cm">
          <text:p/>
        </draw:line>
        <draw:frame draw:style-name="gr25" draw:text-style-name="P3" draw:layer="layout" svg:width="3.683cm" svg:height="6.494cm" svg:x="16.317cm" svg:y="11.541cm">
          <draw:text-box>
            <text:p><text:span text:style-name="T1">Da</text:span><text:span text:style-name="T1">ns </text:span><text:span text:style-name="T1">le </text:span><text:span text:style-name="T1">ca</text:span><text:span text:style-name="T1">dr</text:span><text:span text:style-name="T1">e </text:span><text:span text:style-name="T1">d’u</text:span><text:span text:style-name="T1">ne </text:span><text:span text:style-name="T1">ex</text:span><text:span text:style-name="T1">pé</text:span><text:span text:style-name="T1">rie</text:span><text:span text:style-name="T1">nc</text:span><text:span text:style-name="T1">e </text:span><text:span text:style-name="T1">de </text:span><text:span text:style-name="T1">M</text:span><text:span text:style-name="T1">on</text:span><text:span text:style-name="T1">te-</text:span><text:span text:style-name="T1">Ca</text:span><text:span text:style-name="T1">rlo </text:span><text:span text:style-name="T1">cla</text:span><text:span text:style-name="T1">ssi</text:span><text:span text:style-name="T1">qu</text:span><text:span text:style-name="T1">e </text:span><text:span text:style-name="T1">av</text:span><text:span text:style-name="T1">ec </text:span><text:span text:style-name="T1">n </text:span><text:span text:style-name="T1">V.</text:span><text:span text:style-name="T1">A., </text:span><text:span text:style-name="T1">le </text:span><text:span text:style-name="T1">no</text:span><text:span text:style-name="T1">m</text:span><text:span text:style-name="T1">br</text:span><text:span text:style-name="T1">e </text:span><text:span text:style-name="T1">d’e</text:span><text:span text:style-name="T1">xp</text:span><text:span text:style-name="T1">éri</text:span><text:span text:style-name="T1">en</text:span><text:span text:style-name="T1">ce</text:span><text:span text:style-name="T1">s </text:span><text:span text:style-name="T1">né</text:span><text:span text:style-name="T1">ce</text:span><text:span text:style-name="T1">ss</text:span><text:span text:style-name="T1">air</text:span><text:span text:style-name="T1">es </text:span><text:span text:style-name="T1">po</text:span><text:span text:style-name="T1">ur </text:span><text:span text:style-name="T1">cal</text:span><text:span text:style-name="T1">cul</text:span><text:span text:style-name="T1">er </text:span><text:span text:style-name="T1">les </text:span><text:span text:style-name="T1">ind</text:span><text:span text:style-name="T1">ice</text:span><text:span text:style-name="T1">s </text:span><text:span text:style-name="T1">de </text:span><text:span text:style-name="T1">So</text:span><text:span text:style-name="T1">bol</text:span><text:span text:style-name="T1">’ </text:span><text:span text:style-name="T1">du </text:span><text:span text:style-name="T1">pr</text:span><text:span text:style-name="T1">e</text:span><text:span text:style-name="T1">mi</text:span><text:span text:style-name="T1">er </text:span><text:span text:style-name="T1">or</text:span><text:span text:style-name="T1">dr</text:span><text:span text:style-name="T1">e </text:span><text:span text:style-name="T1">es</text:span><text:span text:style-name="T1">t </text:span><text:span text:style-name="T1">de</text:span><text:span text:style-name="T1"> : <text:s/></text:span></text:p>
            <text:p><text:span text:style-name="T1">N</text:span><text:span text:style-name="T8">to</text:span><text:span text:style-name="T8">t </text:span><text:span text:style-name="T9">= </text:span><text:span text:style-name="T9">N</text:span><text:span text:style-name="T8">sa</text:span><text:span text:style-name="T8">mp</text:span><text:span text:style-name="T9">*</text:span><text:span text:style-name="T9">(2</text:span><text:span text:style-name="T9">+n</text:span><text:span text:style-name="T9">)</text:span></text:p>
            <text:p><text:span text:style-name="T9">Da</text:span><text:span text:style-name="T9">ns </text:span><text:span text:style-name="T9">le </text:span><text:span text:style-name="T9">ca</text:span><text:span text:style-name="T9">dr</text:span><text:span text:style-name="T9">e </text:span><text:span text:style-name="T9">ou </text:span><text:span text:style-name="T9">on </text:span><text:span text:style-name="T9">raj</text:span><text:span text:style-name="T9">ou</text:span><text:span text:style-name="T9">te </text:span><text:span text:style-name="T9">m </text:span><text:span text:style-name="T9">ch</text:span><text:span text:style-name="T9">a</text:span><text:span text:style-name="T9">m</text:span><text:span text:style-name="T9">ps </text:span><text:span text:style-name="T9">st</text:span><text:span text:style-name="T9">oc</text:span><text:span text:style-name="T9">ha</text:span><text:span text:style-name="T9">sti</text:span><text:span text:style-name="T9">qu</text:span><text:span text:style-name="T9">es</text:span><text:span text:style-name="T9">, </text:span><text:span text:style-name="T9">ch</text:span><text:span text:style-name="T9">ac</text:span><text:span text:style-name="T9">un </text:span><text:span text:style-name="T9">dé</text:span><text:span text:style-name="T9">co</text:span><text:span text:style-name="T9">m</text:span><text:span text:style-name="T9">po</text:span><text:span text:style-name="T9">sé </text:span><text:span text:style-name="T9">en </text:span><text:span text:style-name="T9">M</text:span><text:span text:style-name="T8">m</text:span><text:span text:style-name="T9"> </text:span><text:span text:style-name="T9">va</text:span><text:span text:style-name="T9">ria</text:span><text:span text:style-name="T9">ble</text:span><text:span text:style-name="T9">s </text:span><text:span text:style-name="T9">au</text:span><text:span text:style-name="T9">xili</text:span><text:span text:style-name="T9">air</text:span><text:span text:style-name="T9">es </text:span><text:span text:style-name="T9">no</text:span><text:span text:style-name="T9">us </text:span><text:span text:style-name="T9">de</text:span><text:span text:style-name="T9">vr</text:span><text:span text:style-name="T9">on</text:span><text:span text:style-name="T9">s </text:span><text:span text:style-name="T9">ajo</text:span><text:span text:style-name="T9">ut</text:span><text:span text:style-name="T9">er </text:span><text:span text:style-name="T9">m*</text:span><text:span text:style-name="T9">N </text:span><text:span text:style-name="T9">ex</text:span><text:span text:style-name="T9">pé</text:span><text:span text:style-name="T9">rie</text:span><text:span text:style-name="T9">nc</text:span><text:span text:style-name="T9">es</text:span><text:span text:style-name="T9">, </text:span><text:span text:style-name="T9">d’o</text:span><text:span text:style-name="T9">u :</text:span></text:p>
            <text:p><text:span text:style-name="T9">N</text:span><text:span text:style-name="T8">to</text:span><text:span text:style-name="T8">t </text:span><text:span text:style-name="T9">= </text:span><text:span text:style-name="T9">N</text:span><text:span text:style-name="T8">sa</text:span><text:span text:style-name="T8">mp</text:span><text:span text:style-name="T9">*</text:span><text:span text:style-name="T9">(2</text:span><text:span text:style-name="T9">+n</text:span><text:span text:style-name="T9">+</text:span><text:span text:style-name="T9">m)</text:span></text:p>
            <text:p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7:49:16.771503134</meta:creation-date>
    <dc:date>2020-04-21T17:18:16.086780485</dc:date>
    <meta:editing-duration>PT3H59M19S</meta:editing-duration>
    <meta:editing-cycles>7</meta:editing-cycles>
    <meta:generator>LibreOffice/6.0.7.3$Linux_X86_64 LibreOffice_project/00m0$Build-3</meta:generator>
    <meta:document-statistic meta:object-count="108"/>
  </office:meta>
</office:document-meta>
</file>